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de">
      <style:text-properties officeooo:rsid="0052cbf2" officeooo:paragraph-rsid="0052cbf2"/>
    </style:style>
    <style:style style:name="P2" style:family="paragraph" style:parent-style-name="Code">
      <style:text-properties officeooo:rsid="005bf70f" officeooo:paragraph-rsid="005bf70f"/>
    </style:style>
    <style:style style:name="P3" style:family="paragraph" style:parent-style-name="Code">
      <style:text-properties officeooo:rsid="0060db0a" officeooo:paragraph-rsid="0060db0a"/>
    </style:style>
    <style:style style:name="P4" style:family="paragraph" style:parent-style-name="Code">
      <style:text-properties officeooo:rsid="0062648a" officeooo:paragraph-rsid="0062648a"/>
    </style:style>
    <style:style style:name="P5" style:family="paragraph" style:parent-style-name="Text_20_body" style:list-style-name="L1">
      <style:text-properties officeooo:paragraph-rsid="0044af56"/>
    </style:style>
    <style:style style:name="P6" style:family="paragraph" style:parent-style-name="Text_20_body" style:list-style-name="L1">
      <style:text-properties officeooo:rsid="001ed1ca" officeooo:paragraph-rsid="003b58b1"/>
    </style:style>
    <style:style style:name="P7" style:family="paragraph" style:parent-style-name="Text_20_body" style:list-style-name="L1">
      <style:text-properties officeooo:rsid="001ed1ca" officeooo:paragraph-rsid="0020d7e0"/>
    </style:style>
    <style:style style:name="P8" style:family="paragraph" style:parent-style-name="Text_20_body" style:list-style-name="L1">
      <style:text-properties fo:language="uk" fo:country="UA" officeooo:rsid="005868c0" officeooo:paragraph-rsid="005868c0"/>
    </style:style>
    <style:style style:name="P9" style:family="paragraph" style:parent-style-name="Text_20_body" style:list-style-name="L1">
      <style:text-properties fo:language="uk" fo:country="UA" officeooo:rsid="005868c0" officeooo:paragraph-rsid="005e5e3e"/>
    </style:style>
    <style:style style:name="P10" style:family="paragraph" style:parent-style-name="Text_20_body" style:list-style-name="L1">
      <style:text-properties fo:language="uk" fo:country="UA" officeooo:paragraph-rsid="005868c0"/>
    </style:style>
    <style:style style:name="P11" style:family="paragraph" style:parent-style-name="Text_20_body" style:list-style-name="L1">
      <style:text-properties fo:language="uk" fo:country="UA" officeooo:paragraph-rsid="005e5e3e"/>
    </style:style>
    <style:style style:name="P12" style:family="paragraph" style:parent-style-name="Text_20_body" style:list-style-name="L1">
      <style:text-properties fo:language="uk" fo:country="UA" officeooo:rsid="005e5e3e" officeooo:paragraph-rsid="005e5e3e"/>
    </style:style>
    <style:style style:name="P13" style:family="paragraph" style:parent-style-name="Text_20_body" style:list-style-name="L1">
      <style:text-properties officeooo:rsid="0020d7e0" officeooo:paragraph-rsid="0020d7e0"/>
    </style:style>
    <style:style style:name="P14" style:family="paragraph" style:parent-style-name="Text_20_body" style:list-style-name="L1">
      <style:text-properties officeooo:rsid="0029d730" officeooo:paragraph-rsid="0039c03c"/>
    </style:style>
    <style:style style:name="P15" style:family="paragraph" style:parent-style-name="Text_20_body" style:list-style-name="L1">
      <style:text-properties officeooo:rsid="005b2550" officeooo:paragraph-rsid="005b2550"/>
    </style:style>
    <style:style style:name="P16" style:family="paragraph" style:parent-style-name="Text_20_body" style:list-style-name="L1">
      <style:text-properties officeooo:rsid="0052cbf2" officeooo:paragraph-rsid="0052cbf2"/>
    </style:style>
    <style:style style:name="T1" style:family="text">
      <style:text-properties officeooo:rsid="001ed1ca"/>
    </style:style>
    <style:style style:name="T2" style:family="text">
      <style:text-properties officeooo:rsid="0052cbf2"/>
    </style:style>
    <style:style style:name="T3" style:family="text">
      <style:text-properties officeooo:rsid="0056be76"/>
    </style:style>
    <style:style style:name="T4" style:family="text">
      <style:text-properties officeooo:rsid="005deb20"/>
    </style:style>
    <style:style style:name="T5" style:family="text">
      <style:text-properties officeooo:rsid="005e5e3e"/>
    </style:style>
    <style:style style:name="T6" style:family="text">
      <style:text-properties officeooo:rsid="005868c0"/>
    </style:style>
    <style:style style:name="T7" style:family="text">
      <style:text-properties officeooo:rsid="005f66e2"/>
    </style:style>
    <style:style style:name="T8" style:family="text">
      <style:text-properties officeooo:rsid="0061a0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програмування" </text:p>
      <text:p text:style-name="Title">студента групи ПА-17-1</text:p>
      <text:p text:style-name="Title">Панасенка Егора Сергійовича</text:p>
      <text:p text:style-name="Title">Кафедра комп’ютерних технологій, фпм, дну </text:p>
      <text:p text:style-name="Title">2017/2018 навч.р.</text:p>
      <text:p text:style-name="Text_20_body"/>
      <text:list xml:id="list5986199518667435669" text:style-name="L1">
        <text:list-item>
          <text:p text:style-name="P6">Постановка задачі: <text:span text:style-name="T2">Розробіть функцію, яка визначає в рядку позицію першого символа слова, номер якого заданий. </text:span></text:p>
        </text:list-item>
        <text:list-item>
          <text:p text:style-name="P7">Опис ходу розв’язку:</text:p>
          <text:list>
            <text:list-item>
              <text:p text:style-name="P8">Задається функція <text:span text:style-name="T3">ispartofword, </text:span>яка перевіряє чи може цей символ створювати слово, тобто йде перевірка чи є символ буквою чи цифрою <text:span text:style-name="T4">або апострофом</text:span>.</text:p>
            </text:list-item>
            <text:list-item>
              <text:p text:style-name="P8">Задається функція <text:span text:style-name="T3">find_word_number, </text:span>яка шукає позицію потрібного слова за допомогою таких дій:</text:p>
              <text:list>
                <text:list-item>
                  <text:p text:style-name="P8">Якщо задали знайти перше слово і перший символ створює слово, то вивести позицію 1, а якщо ні то іти далі.</text:p>
                </text:list-item>
                <text:list-item>
                  <text:p text:style-name="P9">Виконується цикл до тих пір поки не закінчиться рядок або ми не знайдемо потрібне слово, у циклі<text:span text:style-name="T5"> кожне нове слово це </text:span>символ, <text:span text:style-name="T5">який</text:span> створює слово <text:span text:style-name="T5">і якийсь інший символ</text:span>.</text:p>
                </text:list-item>
                <text:list-item>
                  <text:p text:style-name="P8">Якщо ми знайшли слово то вивести позицію слово, якщо ні, то вивести помилку.</text:p>
                </text:list-item>
              </text:list>
            </text:list-item>
            <text:list-item>
              <text:p text:style-name="P10"><text:span text:style-name="T6">Задається функція ign_other, у якій будуть ігноруватися усі данні до кінця рядка для того щоб </text:span><text:bookmark text:name="result_box"/>непотрібні дані не заважали в майбутньому.</text:p>
            </text:list-item>
            <text:list-item>
              <text:p text:style-name="P11"><text:span text:style-name="T5">Задається функція get_string, яка забирає рядок з консолі або з файлу та зберігає його у масив з типом wchar_t який дозволяє вміщувати у собі делілько-байтні символи як один символ, а розмір рядка </text:span><text:bookmark text:name="result_box1"/>обмежується <text:span text:style-name="T5">максимально доступним значенням int, а також розмір збільшується частинами рівними CHUNK (128).</text:span></text:p>
            </text:list-item>
            <text:list-item>
              <text:p text:style-name="P12">У головній функції йде запит на рядок доки не отримаємо <text:span text:style-name="T7">рядок, який можна опрацювати, запит на потрібне слово та вихід позиції слова.</text:span></text:p>
            </text:list-item>
          </text:list>
        </text:list-item>
        <text:list-item>
          <text:p text:style-name="P13"><text:soft-page-break/>Вихідний текст програмирозв’язку задачі</text:p>
        </text:list-item>
      </text:list>
      <text:p text:style-name="P3">#include &lt;stdio.h&gt;</text:p>
      <text:p text:style-name="P3">#include &lt;stdlib.h&gt;</text:p>
      <text:p text:style-name="P3">#include &lt;wchar.h&gt;</text:p>
      <text:p text:style-name="P3">#include &lt;locale.h&gt;</text:p>
      <text:p text:style-name="P3">#include &lt;wctype.h&gt;</text:p>
      <text:p text:style-name="P3">#include &lt;limits.h&gt;</text:p>
      <text:p text:style-name="P3">#define CHUNK 128</text:p>
      <text:p text:style-name="P3"/>
      <text:p text:style-name="P3">int ispartofword(wchar_t c) {</text:p>
      <text:p text:style-name="P3"><text:tab/>return iswalpha(c) || iswalnum(c) || c == '\'';</text:p>
      <text:p text:style-name="P3">}</text:p>
      <text:p text:style-name="P3"/>
      <text:p text:style-name="P4">int find_word_number(wchar_t * string, int word_num) {</text:p>
      <text:p text:style-name="P4"><text:tab/>int x = 0,i = 0;</text:p>
      <text:p text:style-name="P4"><text:tab/>if (ispartofword(string[0])) x = 1;</text:p>
      <text:p text:style-name="P4"><text:tab/>for (i = 1; string[i] &amp;&amp; x &lt; word_num; i++)</text:p>
      <text:p text:style-name="P4"><text:tab/><text:tab/>if (!ispartofword(string[i-1]) &amp;&amp; ispartofword(string[i]))</text:p>
      <text:p text:style-name="P4"><text:tab/><text:tab/><text:tab/>x++;</text:p>
      <text:p text:style-name="P4"><text:tab/>if (x == word_num)</text:p>
      <text:p text:style-name="P4"><text:tab/><text:tab/>return i;</text:p>
      <text:p text:style-name="P4"><text:tab/>else</text:p>
      <text:p text:style-name="P4"><text:tab/><text:tab/>return -1;</text:p>
      <text:p text:style-name="P4">}</text:p>
      <text:p text:style-name="P3"/>
      <text:p text:style-name="P3">void ign_other(FILE * input) {</text:p>
      <text:p text:style-name="P3"><text:tab/>wchar_t c = 0;</text:p>
      <text:p text:style-name="P3"><text:tab/>while ((c = fgetwc(input)) != EOF &amp;&amp; c != '\n') {}</text:p>
      <text:p text:style-name="P3">}</text:p>
      <text:p text:style-name="P3"/>
      <text:p text:style-name="P3">wchar_t * get_string (FILE * input, int * status) {</text:p>
      <text:p text:style-name="P3"><text:tab/>wchar_t * a = (wchar_t *) calloc(CHUNK,sizeof(wchar_t)), ch = EOF;</text:p>
      <text:p text:style-name="P3"><text:tab/>int length = 0;</text:p>
      <text:p text:style-name="P3"><text:tab/>while (ch) {</text:p>
      <text:p text:style-name="P3"><text:tab/><text:tab/>ch = fgetwc(input);</text:p>
      <text:p text:style-name="P3"><text:tab/><text:tab/>if (length &gt;= INT_MAX - 2 * CHUNK || ch == EOF || ch == '\n') {</text:p>
      <text:p text:style-name="P3"><text:tab/><text:tab/><text:tab/>if (ch == EOF)</text:p>
      <text:p text:style-name="P3"><text:tab/><text:tab/><text:tab/><text:tab/>*status = 2;</text:p>
      <text:p text:style-name="P3"><text:tab/><text:tab/><text:tab/>else if (ch == '\n')</text:p>
      <text:p text:style-name="P3"><text:tab/><text:tab/><text:tab/><text:tab/>*status = 3;</text:p>
      <text:p text:style-name="P3"><text:tab/><text:tab/><text:tab/>else if (length &gt;= INT_MAX - 2 * CHUNK)</text:p>
      <text:p text:style-name="P3"><text:tab/><text:tab/><text:tab/><text:tab/>*status = 1;</text:p>
      <text:p text:style-name="P3"><text:tab/><text:tab/><text:tab/>ch = 0;</text:p>
      <text:p text:style-name="P3"><text:tab/><text:tab/>}</text:p>
      <text:p text:style-name="P3"><text:tab/><text:tab/>if (length % CHUNK == CHUNK - 1)</text:p>
      <text:p text:style-name="P3"><text:tab/><text:tab/><text:tab/>a = (wchar_t *) realloc (a, (length + CHUNK + 1) * sizeof(wchar_t));</text:p>
      <text:p text:style-name="P3"><text:tab/><text:tab/>a[length++] = ch;</text:p>
      <text:p text:style-name="P3"><text:tab/>}</text:p>
      <text:p text:style-name="P3"><text:tab/>return a;</text:p>
      <text:p text:style-name="P3">}</text:p>
      <text:p text:style-name="P3"/>
      <text:p text:style-name="P3">int main() {</text:p>
      <text:p text:style-name="P3"><text:tab/>setlocale(LC_ALL, "");</text:p>
      <text:p text:style-name="P3"><text:tab/>int word_num = 0, found = -1, status = 0,i,mw = 0;</text:p>
      <text:p text:style-name="P3"><text:tab/>wchar_t * a;</text:p>
      <text:p text:style-name="P3"><text:tab/>while (status &lt; 2) {</text:p>
      <text:p text:style-name="P3"><text:soft-page-break/><text:tab/><text:tab/>wprintf(L"Введите строку: ");</text:p>
      <text:p text:style-name="P3"><text:tab/><text:tab/>a = get_string(stdin,&amp;status);</text:p>
      <text:p text:style-name="P3"><text:tab/><text:tab/>if (status == 1) {</text:p>
      <text:p text:style-name="P3"><text:tab/><text:tab/><text:tab/>system("clear");</text:p>
      <text:p text:style-name="P3"><text:tab/><text:tab/><text:tab/>wprintf(L"Слишком длинная строчка, максимальная длина строчки %i. Попробуйте ещё.\n", INT_MAX - 2 * CHUNK);</text:p>
      <text:p text:style-name="P3"><text:tab/><text:tab/><text:tab/>ign_other(stdin);</text:p>
      <text:p text:style-name="P3"><text:tab/><text:tab/>} else if (status &gt; 1) {</text:p>
      <text:p text:style-name="P3"><text:tab/><text:tab/><text:tab/>if (ispartofword(a[0])) mw++;</text:p>
      <text:p text:style-name="P3"><text:tab/><text:tab/><text:tab/>if (a[0])</text:p>
      <text:p text:style-name="P3"><text:tab/><text:tab/><text:tab/><text:tab/>for (i=1; a[i]; i++)</text:p>
      <text:p text:style-name="P3"><text:tab/><text:tab/><text:tab/><text:tab/><text:tab/>if (!ispartofword(a[i-1]) &amp;&amp; ispartofword(a[i]))</text:p>
      <text:p text:style-name="P3"><text:tab/><text:tab/><text:tab/><text:tab/><text:tab/><text:tab/>mw++;</text:p>
      <text:p text:style-name="P3"><text:tab/><text:tab/><text:tab/>if (mw == 0) {</text:p>
      <text:p text:style-name="P3"><text:tab/><text:tab/><text:tab/><text:tab/>status = 0;</text:p>
      <text:p text:style-name="P3"><text:tab/><text:tab/><text:tab/><text:tab/>system("clear");</text:p>
      <text:p text:style-name="P3"><text:tab/><text:tab/><text:tab/><text:tab/>wprintf(L"Эта строчка пустая\n",INT_MAX);</text:p>
      <text:p text:style-name="P3"><text:tab/><text:tab/><text:tab/>}</text:p>
      <text:p text:style-name="P3"><text:tab/><text:tab/>}</text:p>
      <text:p text:style-name="P3"><text:tab/><text:tab/>if (status &lt; 2) free(a);</text:p>
      <text:p text:style-name="P3"><text:tab/>}</text:p>
      <text:p text:style-name="P3"><text:tab/>while (found == -1) {</text:p>
      <text:p text:style-name="P3"><text:tab/><text:tab/>wprintf(L"Введите номер слова: ");</text:p>
      <text:p text:style-name="P3"><text:tab/><text:tab/>wscanf(L"%i",&amp;word_num);</text:p>
      <text:p text:style-name="P3"><text:tab/><text:tab/><text:tab/>ign_other(stdin);</text:p>
      <text:p text:style-name="P3"><text:tab/><text:tab/>if (word_num &lt;= mw)</text:p>
      <text:p text:style-name="P3"><text:tab/><text:tab/><text:tab/>found = find_word_number(a,word_num);</text:p>
      <text:p text:style-name="P3"><text:tab/><text:tab/>if (found == -1) {</text:p>
      <text:p text:style-name="P3"><text:tab/><text:tab/><text:tab/>system("clear");</text:p>
      <text:p text:style-name="P3"><text:tab/><text:tab/><text:tab/>wprintf(L"Нет столько слов сколько вы просите. Максимальное количество слов: %i.\n",mw);</text:p>
      <text:p text:style-name="P3"><text:tab/><text:tab/>}</text:p>
      <text:p text:style-name="P3"><text:tab/>}</text:p>
      <text:p text:style-name="P3"><text:tab/>wprintf(L"Слово находиться на %i позиции\n",found);</text:p>
      <text:p text:style-name="P3"><text:tab/>return 0;</text:p>
      <text:p text:style-name="P3">}</text:p>
      <text:list xml:id="list150302682815784" text:continue-numbering="true" text:style-name="L1">
        <text:list-item>
          <text:p text:style-name="P14">Опис інтерфейсу програми:</text:p>
          <text:list>
            <text:list-item>
              <text:p text:style-name="P15">Запит рядка який буде містити букви ти цифри та буде містити не більше 2147483391 символів.</text:p>
            </text:list-item>
            <text:list-item>
              <text:p text:style-name="P15">Якщо ці умови не виконаються, то програма буде запитувати рядок доки не отримає задовільний рядок.</text:p>
            </text:list-item>
            <text:list-item>
              <text:p text:style-name="P15">Запит номера слова який потрібно знайти.</text:p>
            </text:list-item>
            <text:list-item>
              <text:p text:style-name="P15">Якщо стільки слів немає у рядку, то програма буде запитувати число доки не отримає число менше ніж слів у рядку</text:p>
            </text:list-item>
            <text:list-item>
              <text:p text:style-name="P16">Вихід позиції слова</text:p>
            </text:list-item>
          </text:list>
        </text:list-item>
        <text:list-item>
          <text:p text:style-name="P5">Опис тестових прикладів:</text:p>
        </text:list-item>
      </text:list>
      <text:p text:style-name="P2">Введите строку: a sddf asdf sdfa </text:p>
      <text:p text:style-name="P2">Введите номер слова: 3</text:p>
      <text:p text:style-name="P2">Слово находиться на 8 позиции</text:p>
      <text:p text:style-name="P1"><text:soft-page-break/></text:p>
      <text:p text:style-name="P2">Введите строку: Тестовое <text:s text:c="2"/>сооб'щение для поиска <text:s/></text:p>
      <text:p text:style-name="P2">Введите номер слова: 3</text:p>
      <text:p text:style-name="P2">Слово находиться на 23 позици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8-03-20T15:03:02.006759850</dc:date>
    <meta:editing-duration>PT9H38M9S</meta:editing-duration>
    <meta:editing-cycles>50</meta:editing-cycles>
    <meta:generator>LibreOffice/5.1.6.2$Linux_x86 LibreOffice_project/10m0$Build-2</meta:generator>
    <meta:document-statistic meta:table-count="0" meta:image-count="0" meta:object-count="0" meta:page-count="4" meta:paragraph-count="114" meta:word-count="674" meta:character-count="4216" meta:non-whitespace-character-count="3515"/>
  </office:meta>
</office:document-meta>
</file>